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71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0.024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Segoe UI Semibold" fo:font-size="28pt" fo:text-shadow="none" fo:font-weight="bold" style:font-size-asian="28pt" style:font-weight-asian="bold" style:font-size-complex="28pt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margin-left="0cm" fo:margin-right="0cm" fo:text-align="center" fo:text-indent="0cm"/>
      <style:text-properties fo:color="#ffffff" style:font-name="Segoe UI" fo:font-size="26pt" fo:text-shadow="1pt 1pt" fo:font-weight="normal" style:font-size-asian="26pt" style:font-weight-asian="normal" style:font-size-complex="26pt" style:font-weight-complex="normal"/>
    </style:style>
    <style:style style:name="P6" style:family="paragraph">
      <style:paragraph-properties fo:margin-left="1.27cm" fo:margin-right="0cm" fo:text-align="center" fo:text-indent="-1.27cm"/>
    </style:style>
    <style:style style:name="P7" style:family="paragraph">
      <loext:graphic-properties draw:fill="none" draw:fill-color="#ffffff"/>
      <style:paragraph-properties fo:margin-left="1.27cm" fo:margin-right="0cm" fo:text-align="center" fo:text-indent="-1.27cm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8" style:family="paragraph">
      <loext:graphic-properties draw:fill="none" draw:fill-color="#ffffff"/>
      <style:paragraph-properties fo:margin-left="1.27cm" fo:margin-right="0cm" fo:text-align="center" fo:text-indent="-1.27cm"/>
      <style:text-properties fo:color="#000000" style:font-name="Segoe UI" fo:font-size="32pt" fo:text-shadow="none" fo:font-weight="bold" style:font-size-asian="32pt" style:font-weight-asian="bold" style:font-size-complex="32pt" style:font-weight-complex="bold"/>
    </style:style>
    <style:style style:name="P9" style:family="paragraph">
      <loext:graphic-properties draw:fill="none" draw:fill-color="#ffffff"/>
      <style:paragraph-properties fo:margin-left="1.27cm" fo:margin-right="0cm" fo:text-align="center" fo:text-indent="-1.27cm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10" style:family="paragraph">
      <style:paragraph-properties fo:margin-left="0cm" fo:margin-right="0cm" fo:text-indent="0cm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" style:family="text">
      <style:text-properties fo:color="#000000" style:font-name="Segoe UI" fo:font-size="32pt" fo:text-shadow="none" fo:font-weight="bold" style:font-size-asian="32pt" style:font-weight-asian="bold" style:font-size-complex="32pt" style:font-weight-complex="bold"/>
    </style:style>
    <style:style style:name="T3" style:family="text">
      <style:text-properties fo:color="#000000" style:font-name="Segoe UI" fo:font-size="24pt" fo:text-shadow="none" fo:font-weight="bold" style:font-size-asian="24pt" style:font-weight-asian="bold" style:font-size-complex="24pt" style:font-weight-complex="bold"/>
    </style:style>
    <style:style style:name="T4" style:family="text"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Arial2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Arial2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egoe UI" fo:font-size="35pt" fo:font-style="normal" fo:text-shadow="none" style:text-underline-style="none" fo:font-weight="bold" style:letter-kerning="true" style:font-name-asian="Microsoft YaHei" style:font-size-asian="35pt" style:font-style-asian="normal" style:font-weight-asian="bold" style:font-name-complex="Arial2" style:font-size-complex="35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Ari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146cm" svg:height="3.063cm" svg:x="1.524cm" svg:y="0.508cm">
          <draw:text-box>
            <text:p text:style-name="P1"><text:span text:style-name="T1">Hymn #821</text:span></text:p>
            <text:p text:style-name="P1"><text:span text:style-name="T2">“</text:span><text:span text:style-name="T2">Alleluia! Sing to Jesus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4" draw:layer="layout" svg:width="25.146cm" svg:height="7.011cm" svg:x="1.524cm" svg:y="0.508cm">
          <draw:text-box>
            <text:p text:style-name="P1"><text:span text:style-name="T3">1.</text:span><text:span text:style-name="T4"> Alleluia! Sing to Jesus;</text:span><text:span text:style-name="T4"><text:line-break/></text:span><text:span text:style-name="T4">His the scepter, His the throne;</text:span><text:span text:style-name="T4"><text:line-break/></text:span><text:span text:style-name="T4">Alleluia! His the triumph,</text:span><text:span text:style-name="T4"><text:line-break/></text:span><text:span text:style-name="T4">His the victory alon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5" draw:layer="layout" svg:width="24.384cm" svg:height="7.011cm" svg:x="1.778cm" svg:y="0.922cm">
          <draw:text-box>
            <text:p text:style-name="P1"><text:span text:style-name="T4">Hark! The songs of peaceful Zion</text:span><text:span text:style-name="T4"><text:line-break/></text:span><text:span text:style-name="T4">Thunder like a mighty flood:</text:span><text:span text:style-name="T4"><text:line-break/></text:span><text:span text:style-name="T4">“Jesus out of ev’ry nation</text:span><text:span text:style-name="T4"><text:line-break/></text:span><text:span text:style-name="T4">Has redeemed us by His blood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7" draw:layer="layout" svg:width="25.146cm" svg:height="7.011cm" svg:x="1.524cm" svg:y="0.508cm">
          <draw:text-box>
            <text:p text:style-name="P6"><text:span text:style-name="T5">2.</text:span><text:span text:style-name="T6"> Alleluia! Not as orphans</text:span></text:p>
            <text:p text:style-name="P6"><text:span text:style-name="T6">Are we left in sorrow now;</text:span></text:p>
            <text:p text:style-name="P6"><text:span text:style-name="T6">Alleluia! He is near us;</text:span></text:p>
            <text:p text:style-name="P6"><text:span text:style-name="T6">Faith believes, nor questions how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4" draw:text-style-name="P8" draw:layer="layout" svg:width="25.4cm" svg:height="7.112cm" svg:x="1.27cm" svg:y="1.016cm">
          <draw:text-box>
            <text:p text:style-name="P6"><text:span text:style-name="T7">Though the cloud from sight received Him</text:span></text:p>
            <text:p text:style-name="P6"><text:span text:style-name="T6">When the forty days were o’er,</text:span></text:p>
            <text:p text:style-name="P6"><text:span text:style-name="T6">Shall our hearts forget His promise:</text:span></text:p>
            <text:p text:style-name="P6"><text:span text:style-name="T6">“</text:span><text:span text:style-name="T6">I am with you evermore”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3" draw:text-style-name="P7" draw:layer="layout" svg:width="25.146cm" svg:height="7.011cm" svg:x="1.524cm" svg:y="0.508cm">
          <draw:text-box>
            <text:p text:style-name="P6"><text:span text:style-name="T5">3.</text:span><text:span text:style-name="T6"> Alleluia! Bread of heaven,</text:span></text:p>
            <text:p text:style-name="P6"><text:span text:style-name="T6">Here on earth our food, our stay;</text:span></text:p>
            <text:p text:style-name="P6"><text:span text:style-name="T6">Alleluia! Here the sinful</text:span></text:p>
            <text:p text:style-name="P6"><text:span text:style-name="T6">Flee to You from day to d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3" draw:text-style-name="P9" draw:layer="layout" svg:width="24.638cm" svg:height="7.011cm" svg:x="1.755cm" svg:y="0.785cm">
          <draw:text-box>
            <text:p text:style-name="P6"><text:span text:style-name="T6">Intercessor, Friend of sinners,</text:span></text:p>
            <text:p text:style-name="P6"><text:span text:style-name="T6">Earth’s Redeemer, hear our plea</text:span></text:p>
            <text:p text:style-name="P6"><text:span text:style-name="T6">Where the songs of all the sinless</text:span></text:p>
            <text:p text:style-name="P6"><text:span text:style-name="T6">Sweep across the crystal sea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5" draw:text-style-name="P7" draw:layer="layout" svg:width="24.846cm" svg:height="6.964cm" svg:x="1.57cm" svg:y="0.922cm">
          <draw:text-box>
            <text:p text:style-name="P6"><text:span text:style-name="T5">4.</text:span><text:span text:style-name="T6"> Alleluia! King eternal,</text:span></text:p>
            <text:p text:style-name="P6"><text:span text:style-name="T6">Lord omnipotent we own;</text:span></text:p>
            <text:p text:style-name="P6"><text:span text:style-name="T6">Alleluia! Born of Mary,</text:span></text:p>
            <text:p text:style-name="P6"><text:span text:style-name="T7">Earth Your footstool, heav’n Your thron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3" draw:text-style-name="P9" draw:layer="layout" svg:width="24.638cm" svg:height="7.011cm" svg:x="1.593cm" svg:y="0.784cm">
          <draw:text-box>
            <text:p text:style-name="P6"><text:span text:style-name="T6">As within the veil You entered,</text:span></text:p>
            <text:p text:style-name="P6"><text:span text:style-name="T6">Robed in flesh, our great High Priest,</text:span></text:p>
            <text:p text:style-name="P6"><text:span text:style-name="T6">Here on earth both priest and victim</text:span></text:p>
            <text:p text:style-name="P6"><text:span text:style-name="T6">In the eucharistic feas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3" draw:text-style-name="P7" draw:layer="layout" svg:width="24.638cm" svg:height="7.011cm" svg:x="1.524cm" svg:y="1.016cm">
          <draw:text-box>
            <text:p text:style-name="P6"><text:span text:style-name="T5">5.</text:span><text:span text:style-name="T6"> Alleluia! Sing to Jesus;</text:span></text:p>
            <text:p text:style-name="P6"><text:span text:style-name="T6">His the scepter, His the throne;</text:span></text:p>
            <text:p text:style-name="P6"><text:span text:style-name="T6">Alleluia! His the triumph,</text:span></text:p>
            <text:p text:style-name="P6"><text:span text:style-name="T6">His the victory alon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6" draw:text-style-name="P9" draw:layer="layout" svg:width="24.638cm" svg:height="10.274cm" svg:x="1.801cm" svg:y="0.902cm">
          <draw:text-box>
            <text:p text:style-name="P6"><text:span text:style-name="T6">Hark! The songs of peaceful Zion</text:span></text:p>
            <text:p text:style-name="P6"><text:span text:style-name="T6">Thunder like a mighty flood:</text:span></text:p>
            <text:p text:style-name="P6"><text:span text:style-name="T6">“</text:span><text:span text:style-name="T6">Jesus out of ev’ry nation</text:span></text:p>
            <text:p text:style-name="P6"><text:span text:style-name="T6">Has redeemed us by His blood.”</text:span></text:p>
            <text:p text:style-name="P10"><text:span text:style-name="T8"><text:line-break/></text:span><text:span text:style-name="T8"> <text:s text:c="11"/></text:span><text:span text:style-name="T9"><text:s/></text:span><text:span text:style-name="T9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1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1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1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4T18:08:03.536000000</meta:creation-date>
    <dc:date>2018-07-11T16:30:48.626000000</dc:date>
    <meta:editing-duration>PT26M50S</meta:editing-duration>
    <meta:editing-cycles>8</meta:editing-cycles>
    <meta:generator>LibreOffice/6.0.1.1$Windows_X86_64 LibreOffice_project/60bfb1526849283ce2491346ed2aa51c465abfe6</meta:generator>
    <meta:document-statistic meta:object-count="54"/>
  </office:meta>
</office:document-meta>
</file>